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OptionsBean.setLoadStripProcinsts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isSaveUseOpenFr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CompileDownloadUrls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getSaveCDataEntityCountThresh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getSaveFilterProcin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SaveSaxNoNSDeclsInAttributes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getCompileSubstit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SaveOuter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getSaveSyntheticDocum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isSaveNamespaces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ValidateTreatLaxAsSkip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getXquery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getSaveImplicit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XmlOptions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ptionsBean.isValidateTreatLaxAsSk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getDocument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getSavePrettyPrin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CompileNoPvrRule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setUseDefaultNamespace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setSaveAggressiveNamespaces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getXqueryCurrentNode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getGenerateJava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isCompileNo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isCompileNoPvr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getDocu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SavePrettyPrint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getSaveCDataLengthThresh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isSaveOu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LoadStripWhitespace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isSetLoadStrip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isLoadUseDefaul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LoadTrimTextBuffer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setLoadMessageDigest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isLoadStripProcin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LoadUseDefaultResolver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getLoadReplaceDocum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getSavePrettyPrint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isSaveSaxNoNSDeclsI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isLoadTrimTex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SaveUseOpenFrag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setSaveNamespacesFirst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getSaveSubstitute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isLoadStrip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CompileNoAnnotations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isSavePrettyP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getLoadSubstitute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SaveInner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isSaveAggressive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SaveNoXmlDecl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XmlOptionsBean( XmlOptions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isValidateO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isSaveNoXmlDec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CompileNoUpaRule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isUseDefaul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ValidateOnSet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getCompileMdef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getLoadAdditional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isLoadLineNu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LoadStripComments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isLoadMessageDig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getSaveSuggested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Unsynchronized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ptionsBean.isSaveI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isUnsynchron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isCompileDownloadUr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isCompileNoUpa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sBean.setLoadLineNumbers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